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IPA Pゴシック1" svg:font-family="'IPA Pゴシック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3.83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3cm" fo:min-width="26.592cm"/>
    </style:style>
    <style:style style:name="gr3" style:family="graphic" style:parent-style-name="standard">
      <style:graphic-properties draw:stroke="none" draw:fill="none" fo:min-height="3.93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3cm" fo:min-width="15.8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Comic Sans MS" fo:font-size="78pt" style:font-size-asian="78pt" style:font-size-complex="78pt"/>
    </style:style>
    <style:style style:name="P3" style:family="paragraph">
      <style:paragraph-properties fo:text-align="start"/>
      <style:text-properties style:font-name="Comic Sans MS" fo:font-size="48pt" style:font-name-asian="Comic Sans MS" style:font-size-asian="48pt" style:font-size-complex="48pt"/>
    </style:style>
    <style:style style:name="P4" style:family="paragraph">
      <style:paragraph-properties fo:text-align="start"/>
      <style:text-properties fo:font-size="36pt" style:font-size-asian="36pt" style:font-size-complex="36pt"/>
    </style:style>
    <style:style style:name="P5" style:family="paragraph">
      <style:paragraph-properties fo:text-align="start"/>
      <style:text-properties style:font-name="Comic Sans MS" fo:font-size="36pt" style:font-name-asian="Comic Sans MS" style:font-size-asian="36pt" style:font-size-complex="36pt"/>
    </style:style>
    <style:style style:name="T1" style:family="text">
      <style:text-properties style:font-name="Comic Sans MS" fo:font-size="78pt" style:font-name-asian="Comic Sans MS" style:font-size-asian="78pt" style:font-size-complex="78pt"/>
    </style:style>
    <style:style style:name="T2" style:family="text">
      <style:text-properties style:font-name="Comic Sans MS" fo:font-size="48pt" style:font-name-asian="Comic Sans MS" style:font-size-asian="48pt" style:font-size-complex="48pt"/>
    </style:style>
    <style:style style:name="T3" style:family="text">
      <style:text-properties style:font-name="Comic Sans MS" fo:font-size="36pt" style:font-name-asian="Comic Sans MS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0.005cm" svg:height="4.082cm" svg:x="0.995cm" svg:y="0.918cm">
          <draw:text-box>
            <text:p text:style-name="P1"><text:span text:style-name="T1">Embedded Functional</text:span></text:p>
          </draw:text-box>
        </draw:frame>
        <draw:frame draw:style-name="gr2" draw:text-style-name="P3" draw:layer="layout" svg:width="27.092cm" svg:height="2.613cm" svg:x="1.3cm" svg:y="9.4cm">
          <draw:text-box>
            <text:p text:style-name="P1"><text:span text:style-name="T2">by Kiwamu Okabe @ RIKEN AICS</text:span></text:p>
          </draw:text-box>
        </draw:frame>
        <draw:frame draw:style-name="gr3" draw:text-style-name="P2" draw:layer="layout" svg:width="17.7cm" svg:height="4.184cm" svg:x="2.6cm" svg:y="5.016cm">
          <draw:text-box>
            <text:p text:style-name="P1"><text:span text:style-name="T1">Programming</text:span></text:p>
          </draw:text-box>
        </draw:frame>
        <draw:frame draw:style-name="gr2" draw:text-style-name="P5" draw:layer="layout" svg:width="27.735cm" svg:height="2.613cm" svg:x="1.008cm" svg:y="12.6cm">
          <draw:text-box>
            <text:p text:style-name="P4"><text:span text:style-name="T3">Haskell in Kernel <text:s/>ATS on MCU <text:s/>ATS in Kernel</text:span></text:p>
          </draw:text-box>
        </draw:frame>
        <draw:frame draw:style-name="gr4" draw:text-style-name="P5" draw:layer="layout" svg:width="16.3cm" svg:height="2.613cm" svg:x="1.2cm" svg:y="15.187cm">
          <draw:text-box>
            <text:p text:style-name="P4"><text:span text:style-name="T3">http://www.metasepi.org/</text:span></text:p>
          </draw:text-box>
        </draw:frame>
        <draw:frame draw:style-name="gr4" draw:text-style-name="P5" draw:layer="layout" svg:width="17.524cm" svg:height="2.613cm" svg:x="1.2cm" svg:y="17.7cm">
          <draw:text-box>
            <text:p text:style-name="P4"><text:span text:style-name="T3">http://jats-ug.metasepi.org/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IPA Pゴシック1" svg:font-family="'IPA Pゴシック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4T06:47:05.813081415</meta:creation-date>
    <dc:date>2015-03-04T06:54:59.938060494</dc:date>
    <meta:editing-duration>PT7M19S</meta:editing-duration>
    <meta:editing-cycles>3</meta:editing-cycles>
    <meta:generator>LibreOffice/4.3.3.2$Linux_X86_64 LibreOffice_project/430m0$Build-2</meta:generator>
    <meta:document-statistic meta:object-count="6"/>
  </office:meta>
</office:document-meta>
</file>